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2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style:text-underline-style="solid" style:text-underline-width="auto" style:text-underline-color="font-color" fo:font-weight="bold" officeooo:rsid="0015cf1c" officeooo:paragraph-rsid="0015cf1c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ourier New" fo:font-size="10pt" fo:language="en" fo:country="US" style:font-size-asian="10pt" style:font-size-complex="10pt"/>
    </style:style>
    <style:style style:name="P7" style:family="paragraph" style:parent-style-name="Standard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Courier New" fo:font-size="11pt" fo:language="en" fo:country="US" fo:font-weight="bold" style:font-size-asian="11pt" style:font-weight-asian="bold" style:font-weight-complex="bold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style:font-name="Courier New" fo:font-size="11pt" fo:language="en" fo:country="US" style:font-size-asian="11pt"/>
    </style:style>
    <style:style style:name="T2" style:family="text">
      <style:text-properties style:font-name="Courier New" fo:language="en" fo:country="US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UTPUT</text:p>
      <text:p text:style-name="P4"/>
      <text:p text:style-name="P5"><text:span text:style-name="T2">mysql&gt; create table employee(</text:span></text:p>
      <text:p text:style-name="P5"><text:span text:style-name="T2"><text:s text:c="4"/>-&gt; <text:s text:c="6"/>empid int,</text:span></text:p>
      <text:p text:style-name="P5"><text:span text:style-name="T2"><text:s text:c="4"/>-&gt; <text:s text:c="6"/>empname varchar(20),</text:span></text:p>
      <text:p text:style-name="P5"><text:span text:style-name="T2"><text:s text:c="4"/>-&gt; <text:s text:c="6"/>designation varchar(30),</text:span></text:p>
      <text:p text:style-name="P5"><text:span text:style-name="T2"><text:s text:c="4"/>-&gt; <text:s text:c="6"/>department varchar(30),</text:span></text:p>
      <text:p text:style-name="P5"><text:span text:style-name="T2"><text:s text:c="4"/>-&gt; <text:s text:c="6"/>salary int </text:span></text:p>
      <text:p text:style-name="P5"><text:span text:style-name="T2"><text:s text:c="4"/>-&gt; <text:s text:c="6"/>);</text:span></text:p>
      <text:p text:style-name="P5"><text:span text:style-name="T2">Query OK, 0 rows affected (0.02 sec)</text:span></text:p>
      <text:p text:style-name="P7"/>
      <text:p text:style-name="P5"><text:span text:style-name="T2">mysql&gt; desc employee;</text:span></text:p>
      <text:p text:style-name="P5"><text:span text:style-name="T2">+-------------+-------------+------+-----+---------+-------+</text:span></text:p>
      <text:p text:style-name="P5"><text:span text:style-name="T2">| Field <text:s text:c="6"/>| Type <text:s text:c="7"/>| Null | Key | Default | Extra |</text:span></text:p>
      <text:p text:style-name="P5"><text:span text:style-name="T2">+-------------+-------------+------+-----+---------+-------+</text:span></text:p>
      <text:p text:style-name="P5"><text:span text:style-name="T2">| empid <text:s text:c="6"/>| int <text:s text:c="8"/>| YES <text:s/>| <text:s text:c="4"/>| NULL <text:s text:c="3"/>| <text:s text:c="6"/>|</text:span></text:p>
      <text:p text:style-name="P5"><text:span text:style-name="T2">| empname <text:s text:c="4"/>| varchar(20) | YES <text:s/>| <text:s text:c="4"/>| NULL <text:s text:c="3"/>| <text:s text:c="6"/>|</text:span></text:p>
      <text:p text:style-name="P5"><text:span text:style-name="T2">| designation | varchar(30) | YES <text:s/>| <text:s text:c="4"/>| NULL <text:s text:c="3"/>| <text:s text:c="6"/>|</text:span></text:p>
      <text:p text:style-name="P5"><text:span text:style-name="T2">| department <text:s/>| varchar(30) | YES <text:s/>| <text:s text:c="4"/>| NULL <text:s text:c="3"/>| <text:s text:c="6"/>|</text:span></text:p>
      <text:p text:style-name="P5"><text:span text:style-name="T2">| salary <text:s text:c="5"/>| int <text:s text:c="8"/>| YES <text:s/>| <text:s text:c="4"/>| NULL <text:s text:c="3"/>| <text:s text:c="6"/>|</text:span></text:p>
      <text:p text:style-name="P5"><text:span text:style-name="T2">+-------------+-------------+------+-----+---------+-------+</text:span></text:p>
      <text:p text:style-name="P5"><text:span text:style-name="T2">5 rows in set (0.00 sec)</text:span></text:p>
      <text:p text:style-name="P7"/>
      <text:p text:style-name="P5"><text:span text:style-name="T2">mysql&gt; insert into employee values</text:span></text:p>
      <text:p text:style-name="P5"><text:span text:style-name="T2"><text:s text:c="4"/>-&gt; (1,'Abhi','Manager','CSE',20000),</text:span></text:p>
      <text:p text:style-name="P5"><text:span text:style-name="T2"><text:s text:c="4"/>-&gt; (2,'Riji','Executive','CSE',20000),</text:span></text:p>
      <text:p text:style-name="P5"><text:span text:style-name="T2"><text:s text:c="4"/>-&gt; (3,'Papi','Executive','CSE',5500),</text:span></text:p>
      <text:p text:style-name="P5"><text:span text:style-name="T2"><text:s text:c="4"/>-&gt; (4,'Slappy','Executive','CSE',6500),</text:span></text:p>
      <text:p text:style-name="P5"><text:span text:style-name="T2"><text:s text:c="4"/>-&gt; (5,'Boby','Executive','ME',7600),</text:span></text:p>
      <text:p text:style-name="P5"><text:span text:style-name="T2"><text:s text:c="4"/>-&gt; (6,'Anna','Executive','CSE',8000) <text:s text:c="7"/>;</text:span></text:p>
      <text:p text:style-name="P5"><text:span text:style-name="T2">Query OK, 6 rows affected (0.00 sec)</text:span></text:p>
      <text:p text:style-name="P5"><text:span text:style-name="T2">Records: 6 <text:s/>Duplicates: 0 <text:s/>Warnings: 0</text:span></text:p>
      <text:p text:style-name="P7"/>
      <text:p text:style-name="P5"><text:span text:style-name="T2">mysql&gt; select * from employee;</text:span></text:p>
      <text:p text:style-name="P5"><text:span text:style-name="T2">+-------+---------+-------------+------------+--------+</text:span></text:p>
      <text:p text:style-name="P5"><text:span text:style-name="T2">| empid | empname | designation | department | salary |</text:span></text:p>
      <text:p text:style-name="P5"><text:span text:style-name="T2">+-------+---------+-------------+------------+--------+</text:span></text:p>
      <text:p text:style-name="P5"><text:span text:style-name="T2">| <text:s text:c="4"/>1 | Abhi <text:s text:c="3"/>| Manager <text:s text:c="4"/>| CSE <text:s text:c="7"/>| <text:s/>20000 |</text:span></text:p>
      <text:p text:style-name="P5"><text:span text:style-name="T2">| <text:s text:c="4"/>2 | Riji <text:s text:c="3"/>| Executive <text:s text:c="2"/>| CSE <text:s text:c="7"/>| <text:s/>20000 |</text:span></text:p>
      <text:p text:style-name="P5"><text:span text:style-name="T2">| <text:s text:c="4"/>3 | Papi <text:s text:c="3"/>| Executive <text:s text:c="2"/>| CSE <text:s text:c="7"/>| <text:s text:c="2"/>5500 |</text:span></text:p>
      <text:p text:style-name="P5"><text:span text:style-name="T2">| <text:s text:c="4"/>4 | Slappy <text:s/>| Executive <text:s text:c="2"/>| CSE <text:s text:c="7"/>| <text:s text:c="2"/>6500 |</text:span></text:p>
      <text:p text:style-name="P5"><text:span text:style-name="T2">| <text:s text:c="4"/>5 | Boby <text:s text:c="3"/>| Executive <text:s text:c="2"/>| ME <text:s text:c="8"/>| <text:s text:c="2"/>7600 |</text:span></text:p>
      <text:p text:style-name="P5"><text:span text:style-name="T2">| <text:s text:c="4"/>6 | Anna <text:s text:c="3"/>| Executive <text:s text:c="2"/>| CSE <text:s text:c="7"/>| <text:s text:c="2"/>8000 |</text:span></text:p>
      <text:p text:style-name="P5"><text:span text:style-name="T2">+-------+---------+-------------+------------+--------+</text:span></text:p>
      <text:p text:style-name="P5"><text:span text:style-name="T2">6 rows in set (0.00 sec)</text:span></text:p>
      <text:p text:style-name="P7"/>
      <text:p text:style-name="P5"><text:span text:style-name="T2">mysql&gt; select empname,designation,salary from employee;</text:span></text:p>
      <text:p text:style-name="P5"><text:span text:style-name="T2">+---------+-------------+--------+</text:span></text:p>
      <text:p text:style-name="P5"><text:span text:style-name="T2">| empname | designation | salary |</text:span></text:p>
      <text:p text:style-name="P5"><text:span text:style-name="T2">+---------+-------------+--------+</text:span></text:p>
      <text:p text:style-name="P5"><text:span text:style-name="T2">| Abhi <text:s text:c="3"/>| Manager <text:s text:c="4"/>| <text:s/>20000 |</text:span></text:p>
      <text:p text:style-name="P5"><text:span text:style-name="T2">| Riji <text:s text:c="3"/>| Executive <text:s text:c="2"/>| <text:s/>20000 |</text:span></text:p>
      <text:p text:style-name="P5"><text:span text:style-name="T2">| Papi <text:s text:c="3"/>| Executive <text:s text:c="2"/>| <text:s text:c="2"/>5500 |</text:span></text:p>
      <text:p text:style-name="P5"><text:span text:style-name="T2">| Slappy <text:s/>| Executive <text:s text:c="2"/>| <text:s text:c="2"/>6500 |</text:span></text:p>
      <text:p text:style-name="P5"><text:span text:style-name="T2">| Boby <text:s text:c="3"/>| Executive <text:s text:c="2"/>| <text:s text:c="2"/>7600 |</text:span></text:p>
      <text:p text:style-name="P5"><text:span text:style-name="T2">| Anna <text:s text:c="3"/>| Executive <text:s text:c="2"/>| <text:s text:c="2"/>8000 |</text:span></text:p>
      <text:p text:style-name="P5"><text:span text:style-name="T2">+---------+-------------+--------+</text:span></text:p>
      <text:p text:style-name="P5"><text:span text:style-name="T2">6 rows in set (0.00 sec)</text:span></text:p>
      <text:p text:style-name="P7"/>
      <text:p text:style-name="P5"><text:span text:style-name="T2">mysql&gt; select empid from employee where salary&gt;10000;</text:span></text:p>
      <text:p text:style-name="P5"><text:span text:style-name="T2">+-------+</text:span></text:p>
      <text:p text:style-name="P5"><text:span text:style-name="T2">| empid |</text:span></text:p>
      <text:p text:style-name="P5"><text:soft-page-break/><text:span text:style-name="T2">+-------+</text:span></text:p>
      <text:p text:style-name="P5"><text:span text:style-name="T2">| <text:s text:c="4"/>1 |</text:span></text:p>
      <text:p text:style-name="P5"><text:span text:style-name="T2">| <text:s text:c="4"/>2 |</text:span></text:p>
      <text:p text:style-name="P5"><text:span text:style-name="T2">+-------+</text:span></text:p>
      <text:p text:style-name="P5"><text:span text:style-name="T2">2 rows in set (0.00 sec)</text:span></text:p>
      <text:p text:style-name="P7"/>
      <text:p text:style-name="P5"><text:span text:style-name="T2">mysql&gt; select empname,designation from employee where department='CSE';</text:span></text:p>
      <text:p text:style-name="P5"><text:span text:style-name="T2">+---------+-------------+</text:span></text:p>
      <text:p text:style-name="P5"><text:span text:style-name="T2">| empname | designation |</text:span></text:p>
      <text:p text:style-name="P5"><text:span text:style-name="T2">+---------+-------------+</text:span></text:p>
      <text:p text:style-name="P5"><text:span text:style-name="T2">| Abhi <text:s text:c="3"/>| Manager <text:s text:c="4"/>|</text:span></text:p>
      <text:p text:style-name="P5"><text:span text:style-name="T2">| Riji <text:s text:c="3"/>| Executive <text:s text:c="2"/>|</text:span></text:p>
      <text:p text:style-name="P5"><text:span text:style-name="T2">| Papi <text:s text:c="3"/>| Executive <text:s text:c="2"/>|</text:span></text:p>
      <text:p text:style-name="P5"><text:span text:style-name="T2">| Slappy <text:s/>| Executive <text:s text:c="2"/>|</text:span></text:p>
      <text:p text:style-name="P5"><text:span text:style-name="T2">| Anna <text:s text:c="3"/>| Executive <text:s text:c="2"/>|</text:span></text:p>
      <text:p text:style-name="P5"><text:span text:style-name="T2">+---------+-------------+</text:span></text:p>
      <text:p text:style-name="P5"><text:span text:style-name="T2">5 rows in set (0.00 sec)</text:span></text:p>
      <text:p text:style-name="P7"/>
      <text:p text:style-name="P5"><text:span text:style-name="T2">mysql&gt; select * from employee where empname like '%a';</text:span></text:p>
      <text:p text:style-name="P5"><text:span text:style-name="T2">+-------+---------+-------------+------------+--------+</text:span></text:p>
      <text:p text:style-name="P5"><text:span text:style-name="T2">| empid | empname | designation | department | salary |</text:span></text:p>
      <text:p text:style-name="P5"><text:span text:style-name="T2">+-------+---------+-------------+------------+--------+</text:span></text:p>
      <text:p text:style-name="P5"><text:span text:style-name="T2">| <text:s text:c="4"/>6 | Anna <text:s text:c="3"/>| Executive <text:s text:c="2"/>| CSE <text:s text:c="7"/>| <text:s text:c="2"/>8000 |</text:span></text:p>
      <text:p text:style-name="P5"><text:span text:style-name="T2">+-------+---------+-------------+------------+--------+</text:span></text:p>
      <text:p text:style-name="P5"><text:span text:style-name="T2">1 row in set (0.00 sec)</text:span></text:p>
      <text:p text:style-name="P7"/>
      <text:p text:style-name="P5"><text:span text:style-name="T2">mysql&gt; select department,avg(salary) from employee group by department;</text:span></text:p>
      <text:p text:style-name="P5"><text:span text:style-name="T2">+------------+-------------+</text:span></text:p>
      <text:p text:style-name="P5"><text:span text:style-name="T2">| department | avg(salary) |</text:span></text:p>
      <text:p text:style-name="P5"><text:span text:style-name="T2">+------------+-------------+</text:span></text:p>
      <text:p text:style-name="P5"><text:span text:style-name="T2">| CSE <text:s text:c="7"/>| <text:s/>12000.0000 |</text:span></text:p>
      <text:p text:style-name="P5"><text:span text:style-name="T2">| ME <text:s text:c="8"/>| <text:s text:c="2"/>7600.0000 |</text:span></text:p>
      <text:p text:style-name="P5"><text:span text:style-name="T2">+------------+-------------+</text:span></text:p>
      <text:p text:style-name="P5"><text:span text:style-name="T2">2 rows in set (1.78 sec)</text:span></text:p>
      <text:p text:style-name="P7"/>
      <text:p text:style-name="P5"><text:span text:style-name="T2">mysql&gt; select empname,department from employee where designation='Manager';</text:span></text:p>
      <text:p text:style-name="P5"><text:span text:style-name="T2">+---------+------------+</text:span></text:p>
      <text:p text:style-name="P5"><text:span text:style-name="T2">| empname | department |</text:span></text:p>
      <text:p text:style-name="P5"><text:span text:style-name="T2">+---------+------------+</text:span></text:p>
      <text:p text:style-name="P5"><text:span text:style-name="T2">| Abhi <text:s text:c="3"/>| CSE <text:s text:c="7"/>|</text:span></text:p>
      <text:p text:style-name="P5"><text:span text:style-name="T2">+---------+------------+</text:span></text:p>
      <text:p text:style-name="P5"><text:span text:style-name="T2">1 row in set (0.00 sec)</text:span></text:p>
      <text:p text:style-name="P7"/>
      <text:p text:style-name="P5"><text:span text:style-name="T2">mysql&gt; delete from employee where salary between 5000 and 7500;</text:span></text:p>
      <text:p text:style-name="P5"><text:span text:style-name="T2">Query OK, 2 rows affected (0.00 sec)</text:span></text:p>
      <text:p text:style-name="P7"/>
      <text:p text:style-name="P5"><text:span text:style-name="T2">mysql&gt; desc employee;</text:span></text:p>
      <text:p text:style-name="P5"><text:span text:style-name="T2">+-------------+-------------+------+-----+---------+-------+</text:span></text:p>
      <text:p text:style-name="P5"><text:span text:style-name="T2">| Field <text:s text:c="6"/>| Type <text:s text:c="7"/>| Null | Key | Default | Extra |</text:span></text:p>
      <text:p text:style-name="P5"><text:span text:style-name="T2">+-------------+-------------+------+-----+---------+-------+</text:span></text:p>
      <text:p text:style-name="P5"><text:span text:style-name="T2">| empid <text:s text:c="6"/>| int <text:s text:c="8"/>| YES <text:s/>| <text:s text:c="4"/>| NULL <text:s text:c="3"/>| <text:s text:c="6"/>|</text:span></text:p>
      <text:p text:style-name="P5"><text:span text:style-name="T2">| empname <text:s text:c="4"/>| varchar(20) | YES <text:s/>| <text:s text:c="4"/>| NULL <text:s text:c="3"/>| <text:s text:c="6"/>|</text:span></text:p>
      <text:p text:style-name="P5"><text:span text:style-name="T2">| designation | varchar(30) | YES <text:s/>| <text:s text:c="4"/>| NULL <text:s text:c="3"/>| <text:s text:c="6"/>|</text:span></text:p>
      <text:p text:style-name="P5"><text:span text:style-name="T2">| department <text:s/>| varchar(30) | YES <text:s/>| <text:s text:c="4"/>| NULL <text:s text:c="3"/>| <text:s text:c="6"/>|</text:span></text:p>
      <text:p text:style-name="P5"><text:span text:style-name="T2">| salary <text:s text:c="5"/>| int <text:s text:c="8"/>| YES <text:s/>| <text:s text:c="4"/>| NULL <text:s text:c="3"/>| <text:s text:c="6"/>|</text:span></text:p>
      <text:p text:style-name="P5"><text:span text:style-name="T2">+-------------+-------------+------+-----+---------+-------+</text:span></text:p>
      <text:p text:style-name="P5"><text:span text:style-name="T2">5 rows in set (0.00 sec)</text:span></text:p>
      <text:p text:style-name="P7"/>
      <text:p text:style-name="P5"><text:span text:style-name="T2">mysql&gt; update employee</text:span></text:p>
      <text:p text:style-name="P5"><text:span text:style-name="T2"><text:s text:c="4"/>-&gt; <text:s text:c="6"/>set designation='Assistant Manager'</text:span></text:p>
      <text:p text:style-name="P5"><text:span text:style-name="T2"><text:s text:c="4"/>-&gt; <text:s text:c="6"/>where designation='Executive';</text:span></text:p>
      <text:p text:style-name="P5"><text:span text:style-name="T2">Query OK, 3 rows affected (0.01 sec)</text:span></text:p>
      <text:p text:style-name="P5"><text:soft-page-break/><text:span text:style-name="T2">Rows matched: 3 <text:s/>Changed: 3 <text:s/>Warnings: 0</text:span></text:p>
      <text:p text:style-name="P7"/>
      <text:p text:style-name="P5"><text:span text:style-name="T2">mysql&gt; select * from employee;</text:span></text:p>
      <text:p text:style-name="P5"><text:span text:style-name="T2">+-------+---------+-------------------+------------+--------+</text:span></text:p>
      <text:p text:style-name="P5"><text:span text:style-name="T2">| empid | empname | designation <text:s text:c="6"/>| department | salary |</text:span></text:p>
      <text:p text:style-name="P5"><text:span text:style-name="T2">+-------+---------+-------------------+------------+--------+</text:span></text:p>
      <text:p text:style-name="P5"><text:span text:style-name="T2">| <text:s text:c="4"/>1 | Abhi <text:s text:c="3"/>| Manager <text:s text:c="10"/>| CSE <text:s text:c="7"/>| <text:s/>20000 |</text:span></text:p>
      <text:p text:style-name="P5"><text:span text:style-name="T2">| <text:s text:c="4"/>2 | Riji <text:s text:c="3"/>| Assistant Manager | CSE <text:s text:c="7"/>| <text:s/>20000 |</text:span></text:p>
      <text:p text:style-name="P5"><text:span text:style-name="T2">| <text:s text:c="4"/>5 | Boby <text:s text:c="3"/>| Assistant Manager | ME <text:s text:c="8"/>| <text:s text:c="2"/>7600 |</text:span></text:p>
      <text:p text:style-name="P5"><text:span text:style-name="T2">| <text:s text:c="4"/>6 | Anna <text:s text:c="3"/>| Assistant Manager | CSE <text:s text:c="7"/>| <text:s text:c="2"/>8000 |</text:span></text:p>
      <text:p text:style-name="P5"><text:span text:style-name="T2">+-------+---------+-------------------+------------+--------+</text:span></text:p>
      <text:p text:style-name="P5"><text:span text:style-name="T2">4 rows in set (0.00 sec)</text:span></text:p>
      <text:p text:style-name="P7"/>
      <text:p text:style-name="P5"><text:span text:style-name="T2">mysql&gt; select empname,salary*0.1 as increment from employee;</text:span></text:p>
      <text:p text:style-name="P5"><text:span text:style-name="T2">+---------+-----------+</text:span></text:p>
      <text:p text:style-name="P5"><text:span text:style-name="T2">| empname | increment |</text:span></text:p>
      <text:p text:style-name="P5"><text:span text:style-name="T2">+---------+-----------+</text:span></text:p>
      <text:p text:style-name="P5"><text:span text:style-name="T2">| Abhi <text:s text:c="3"/>| <text:s text:c="3"/>2000.0 |</text:span></text:p>
      <text:p text:style-name="P5"><text:span text:style-name="T2">| Riji <text:s text:c="3"/>| <text:s text:c="3"/>2000.0 |</text:span></text:p>
      <text:p text:style-name="P5"><text:span text:style-name="T2">| Boby <text:s text:c="3"/>| <text:s text:c="4"/>760.0 |</text:span></text:p>
      <text:p text:style-name="P5"><text:span text:style-name="T2">| Anna <text:s text:c="3"/>| <text:s text:c="4"/>800.0 |</text:span></text:p>
      <text:p text:style-name="P5"><text:span text:style-name="T2">+---------+-----------+</text:span></text:p>
      <text:p text:style-name="P5"><text:span text:style-name="T2">4 rows in set (0.00 sec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3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6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7</meta:editing-cycles>
    <meta:creation-date>2022-11-22T13:05:00</meta:creation-date>
    <dc:date>2023-10-09T23:15:54.612000000</dc:date>
    <meta:editing-duration>PT12M45S</meta:editing-duration>
    <meta:generator>LibreOffice/7.4.3.2$Windows_X86_64 LibreOffice_project/1048a8393ae2eeec98dff31b5c133c5f1d08b890</meta:generator>
    <meta:document-statistic meta:table-count="0" meta:image-count="0" meta:object-count="0" meta:page-count="3" meta:paragraph-count="133" meta:word-count="825" meta:character-count="5246" meta:non-whitespace-character-count="3993"/>
    <meta:user-defined meta:name="AppVersion">16.0000</meta:user-defined>
    <meta:template xlink:type="simple" xlink:actuate="onRequest" xlink:title="Normal.dotm" xlink:href=""/>
  </office:meta>
</office:document-meta>
</file>